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o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addElement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addElement( String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Do( DoType type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o.setLabel(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setType( Do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Do( DoType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o.D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